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list-style-name="WWNum9">
      <style:paragraph-properties fo:margin-left="0.5in" fo:margin-right="0in" fo:margin-top="0in" fo:margin-bottom="0in" loext:contextual-spacing="true" fo:text-indent="-0.25in" style:auto-text-indent="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11">
      <style:paragraph-properties fo:margin-left="0.5in" fo:margin-right="0in" fo:margin-top="0in" fo:margin-bottom="0in" loext:contextual-spacing="true" fo:text-indent="-0.25in" style:auto-text-indent="false"/>
    </style:style>
    <style:style style:name="P4" style:family="paragraph" style:parent-style-name="Standard" style:list-style-name="WWNum10">
      <style:paragraph-properties fo:margin-left="0.5in" fo:margin-right="0in" fo:margin-top="0in" fo:margin-bottom="0in" loext:contextual-spacing="true" fo:text-indent="-0.25in" style:auto-text-indent="false"/>
    </style:style>
    <style:style style:name="P5" style:family="paragraph" style:parent-style-name="Standard" style:list-style-name="WWNum4">
      <style:paragraph-properties fo:margin-left="0.5in" fo:margin-right="0in" fo:margin-top="0in" fo:margin-bottom="0in" loext:contextual-spacing="true" fo:text-indent="-0.25in" style:auto-text-indent="false"/>
    </style:style>
    <style:style style:name="P6" style:family="paragraph" style:parent-style-name="Standard" style:list-style-name="WWNum5">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12">
      <style:paragraph-properties fo:margin-left="0.5in" fo:margin-right="0in" fo:margin-top="0in" fo:margin-bottom="0in" loext:contextual-spacing="true" fo:text-indent="-0.25in" style:auto-text-indent="false"/>
    </style:style>
    <style:style style:name="P10" style:family="paragraph" style:parent-style-name="Standard" style:list-style-name="WWNum7">
      <style:paragraph-properties fo:margin-left="0.5in" fo:margin-right="0in" fo:margin-top="0in" fo:margin-bottom="0in" loext:contextual-spacing="true" fo:text-indent="-0.25in" style:auto-text-indent="false"/>
    </style:style>
    <style:style style:name="P11" style:family="paragraph" style:parent-style-name="Standard" style:list-style-name="WWNum3">
      <style:paragraph-properties fo:margin-left="0.5in" fo:margin-right="0in" fo:margin-top="0in" fo:margin-bottom="0in" loext:contextual-spacing="true" fo:text-indent="-0.25in" style:auto-text-indent="false"/>
    </style:style>
    <style:style style:name="P12" style:family="paragraph" style:parent-style-name="Standard" style:list-style-name="WWNum8" style:master-page-name="Standard">
      <style:paragraph-properties fo:margin-left="0.5in" fo:margin-right="0in" fo:margin-top="0in" fo:margin-bottom="0in" loext:contextual-spacing="true" fo:text-indent="-0.25in" style:auto-text-indent="false" style:page-number="1"/>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Verdana" style:font-name-asian="Verdana1" style:font-name-complex="Verdana1"/>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0.5in" fo:margin-right="0in" fo:margin-top="0in" fo:margin-bottom="0in" loext:contextual-spacing="false" fo:text-align="center" style:justify-single-word="false" fo:text-indent="0in" style:auto-text-indent="false"/>
    </style:style>
    <style:style style:name="P19" style:family="paragraph" style:parent-style-name="Standard">
      <style:paragraph-properties fo:margin-left="1.5in" fo:margin-right="0in" fo:margin-top="0in" fo:margin-bottom="0in" loext:contextual-spacing="false"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font-name="Verdana" style:font-name-asian="Verdana1" style:font-name-complex="Verdana1"/>
    </style:style>
    <style:style style:name="T5" style:family="text">
      <style:text-properties style:font-name="Verdana" style:font-name-asian="Verdana1" style:font-name-complex="Verdana1" fo:background-color="#ffffff"/>
    </style:style>
    <style:style style:name="T6"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942471767733378057" text:style-name="WWNum8">
        <text:list-item>
          <text:p text:style-name="P12">Make a bootable USB thumb drive with file: Lubuntu-DonkeyCar_vX.Xx-17.04.iso</text:p>
        </text:list-item>
      </text:list>
      <text:p text:style-name="P13">Windows users can try Rufus( https://rufus.akeo.ie/ )</text:p>
      <text:p text:style-name="P13">Mac users can try Etcher( https://tutorials.ubuntu.com/tutorial/tutorial-create-a-usb-stick-on-macos#0 )</text:p>
      <text:p text:style-name="P13">Linux users can use unetbootin (sudo apt install unetbootin )</text:p>
      <text:p text:style-name="P13"/>
      <text:list xml:id="list7902311271639778769" text:style-name="WWNum9">
        <text:list-item>
          <text:p text:style-name="P1">Boot up your computer from the USB thumb drive. The process varies from computer to computer so determine what method works for you. On Lenovo laptops it's typically holding down the Fn+F12 buttons as soon as the large "Lenovo" name shows up on bootup. Then selecting "UEFI USB" device option.</text:p>
        </text:list-item>
      </text:list>
      <text:p text:style-name="P14"/>
      <text:p text:style-name="P13">hit enter when the "try Lubuntu without installing" option is presented and wait for the desktop to appear.</text:p>
      <text:p text:style-name="P14"/>
      <text:list xml:id="list2983688364839569836" text:style-name="WWNum2">
        <text:list-item>
          <text:p text:style-name="P2"><text:s/>Connect your computer to your preferred network(ethernet or WiFi) using the Networks icon found in the bottom right corner. <text:s/>A few default documentation web pages are presented when you open up the web browser by double clicking on the Firefox icon on the desktop.</text:p>
        </text:list-item>
      </text:list>
      <text:p text:style-name="P14"/>
      <text:list xml:id="list7839957751426499143" text:style-name="WWNum11">
        <text:list-item>
          <text:p text:style-name="P3">Create your Raspberry Pi image. </text:p>
        </text:list-item>
      </text:list>
      <text:p text:style-name="P13">Also setup its hostname and WiFi by inserting a 8GB or more uSD card(cancel any dialogs wanting to display the uSD) and then opening up a Terminal window and typing:</text:p>
      <text:p text:style-name="P13"><text:span text:style-name="T2">script-zipdd ~/Downloads/donkey_2.img.zip yourname-donkeycar</text:span></text:p>
      <text:p text:style-name="P13">Then enter the questions about your Wifi setup and wait until it finishes.</text:p>
      <text:p text:style-name="P14"/>
      <text:list xml:id="list1512055237322620244" text:style-name="WWNum10">
        <text:list-item>
          <text:p text:style-name="P4">Remove the uSD card and put it into your DonkeyCar and boot it up. In about 1 minutes you can ssh into it using the terminal window like this:</text:p>
        </text:list-item>
      </text:list>
      <text:p text:style-name="P13"><text:span text:style-name="T2">ssh pi@yourname-donkeycar.local</text:span></text:p>
      <text:p text:style-name="P13">BUT, before you do that, let’s upgrade the donkeycar software on the rPi to the latest from the Master branch in github( <text:a xlink:type="simple" xlink:href="https://github.com/wrosco/donkey" text:style-name="Internet_20_link" text:visited-style-name="Visited_20_Internet_20_Link"><text:span text:style-name="T3">https://github.com/wrosco/donkey</text:span></text:a> ). <text:s/>Do this with:</text:p>
      <text:p text:style-name="P13"><text:span text:style-name="T2">script-rpi-donkeyUpdate yourname-donkeycar.local</text:span></text:p>
      <text:p text:style-name="P14"><text:soft-page-break/></text:p>
      <text:list xml:id="list4947732221827315556" text:style-name="WWNum4">
        <text:list-item>
          <text:p text:style-name="P5">Your default password will be "raspberry". It's recommended you eventually change it using the raspi-config program by typing:</text:p>
        </text:list-item>
      </text:list>
      <text:p text:style-name="P13"><text:span text:style-name="T2">sudo raspi-config</text:span></text:p>
      <text:p text:style-name="P13">Besides changing your password, check to be sure the Camera and I2C options have been enabled. You will find them in menu item 5. Interfacing Options</text:p>
      <text:p text:style-name="P14"/>
      <text:list xml:id="list7500084977541899460" text:style-name="WWNum5">
        <text:list-item>
          <text:p text:style-name="P6">Customizing your setup: If you’d like to use the PS3 Bluetooth controller, now would be the time to edit the config.py and set <text:span text:style-name="T5">USE_JOYSTICK_AS_DEFAULT = True. Also, t</text:span>hings which might need customizing are usually found in this file on the rPi( ~/d2/config.py ). Things like: <text:span text:style-name="T5">STEERING_LEFT_PWM = 460 </text:span><text:span text:style-name="T4">STEERING_RIGHT_PWM = 290 </text:span><text:span text:style-name="T5">THROTTLE_FORWARD_PWM = 500 </text:span><text:span text:style-name="T4">THROTTLE_STOPPED_PWM = 350 THROTTLE_REVERSE_PWM = 220</text:span></text:p>
        </text:list-item>
      </text:list>
      <text:p text:style-name="P17">To enable the bluetooth on the rPi and start the pairing process with your PS3 Controller,</text:p>
      <text:p text:style-name="P17"><text:s/>run this: <text:span text:style-name="T2"><text:s/>script-bluetoothPS3-setup yourname-donkeycar.local</text:span></text:p>
      <text:p text:style-name="P17">It’ll halt the system when done and Hitting enter in the terminal window will exposes what </text:p>
      <text:p text:style-name="P17">Bluetoothctl commands need to be run after removing power and rebooting. Use</text:p>
      <text:p text:style-name="P17"><text:span text:style-name="T2">script-bluetoothPS3-final yourname-donkeycar.local</text:span> to finish the bluetooth setup.</text:p>
      <text:p text:style-name="P15"/>
      <text:list xml:id="list4170862430872768361" text:style-name="WWNum6">
        <text:list-item>
          <text:p text:style-name="P7">Get training data(tubs) by driving your Donkey Car around the track to accumulate images and steering/throttle data. Start driving with:</text:p>
        </text:list-item>
      </text:list>
      <text:p text:style-name="P13"><text:span text:style-name="T2">script-drive yourname-donkeycar.local</text:span></text:p>
      <text:p text:style-name="P13">If using the webController, point your browser to yourname-donkey.local:8887 and pick the joystick option and drive.</text:p>
      <text:p text:style-name="P14"/>
      <text:list xml:id="list8694405928559194187" text:style-name="WWNum1">
        <text:list-item>
          <text:p text:style-name="P8">Get your training tub data from your car to your local d2/data directory:</text:p>
        </text:list-item>
      </text:list>
      <text:p text:style-name="P14"><text:tab/>Create you local directory with <text:span text:style-name="T2">script-local-createcar</text:span> and then run:</text:p>
      <text:p text:style-name="P13"><text:span text:style-name="T2">script-rsync-data yourname-donkeycar.local</text:span></text:p>
      <text:p text:style-name="P14"/>
      <text:list xml:id="list7172296218674404724" text:style-name="WWNum12">
        <text:list-item>
          <text:p text:style-name="P9">Train your pilot( myPilot ) using this command:</text:p>
        </text:list-item>
      </text:list>
      <text:p text:style-name="P13"><text:soft-page-break/><text:span text:style-name="T2">script-train your-tub-name</text:span></text:p>
      <text:p text:style-name="P13">Note: just running script-train will present you with a list of your tubs.</text:p>
      <text:p text:style-name="P14"/>
      <text:list xml:id="list5265603260057687302" text:style-name="WWNum7">
        <text:list-item>
          <text:p text:style-name="P10">Copy your pilot(myPilot) back to your DonkeyCar using:</text:p>
        </text:list-item>
      </text:list>
      <text:p text:style-name="P13"><text:span text:style-name="T2">script-rsync-pilot yourname-donkeycar.local</text:span></text:p>
      <text:p text:style-name="P14"/>
      <text:list xml:id="list7761322833146798982" text:style-name="WWNum3">
        <text:list-item>
          <text:p text:style-name="P11">Run your pilot with this:</text:p>
        </text:list-item>
      </text:list>
      <text:p text:style-name="P13"><text:span text:style-name="T2">script-auto-drive yourname-donkeycar.local</text:span></text:p>
      <text:p text:style-name="P14"/>
      <text:p text:style-name="P14"/>
      <text:p text:style-name="P18"><text:span text:style-name="T6">Scripts Listing of /home/lubuntu/bin</text:span></text:p>
      <text:p text:style-name="P13">script-zipdd<text:tab/>- script-zipdd &lt;path to donkey_2.img.zip file&gt; &lt;yourname-donkeycar&gt; [device]</text:p>
      <text:p text:style-name="P19">copies Donkey rPi image file to uSD and customizes it for your preferred WiFi router and <text:s/>sets the rPi hostname</text:p>
      <text:p text:style-name="P19"/>
      <text:p text:style-name="P13">script-rpi-donkeyUpdate - script-rpi-donkeyUpdate &lt;yourname-donkeycar.local&gt;</text:p>
      <text:p text:style-name="P19">Runs git pull, pip install, donkey createcar, etc to get the latest donkey software on the rPi and a new d2 directory(~/d2).</text:p>
      <text:p text:style-name="P19"/>
      <text:p text:style-name="P13">script-local-createcar - script-local-createcar</text:p>
      <text:p text:style-name="P19">Runs donkey command to create the d2 directory(~/d2)</text:p>
      <text:p text:style-name="P19"/>
      <text:p text:style-name="P13">script-remote-createcar - script-remote-createcar &lt;yourname-donkeycar.local&gt;</text:p>
      <text:p text:style-name="P19"><text:soft-page-break/>Runs donkey command to create the d2 directory(~/d2) on the rPi</text:p>
      <text:p text:style-name="P19"/>
      <text:p text:style-name="P13">script-rsync-data - script-rsync-data &lt;yourname-donkeycar.local&gt;</text:p>
      <text:p text:style-name="P19">Copies your training data tubs(~/d2/data/*) from your Donkey Car to your computer(~/d2/data/*) </text:p>
      <text:p text:style-name="P19"/>
      <text:p text:style-name="P13">script-train - script-train &lt;tub directory name&gt;</text:p>
      <text:p text:style-name="P19">Runs the Tensorflow training on your tub data </text:p>
      <text:p text:style-name="P13"/>
      <text:p text:style-name="P13">script-rsync-pilot - script-rsync-pilot &lt;yourname-donkeycar.local&gt;</text:p>
      <text:p text:style-name="P19">Copies your trained pilot(~/d2/models/myPilot) from your computer to your Donkey Car(~/d2/models/myPilot) </text:p>
      <text:p text:style-name="P13"/>
      <text:p text:style-name="P13">script-drive - script-drive &lt;yourname-donkeycar.local&gt;</text:p>
      <text:p text:style-name="P19">Runs ssh to your Donkey Car and runs the drive command. </text:p>
      <text:p text:style-name="P14"/>
      <text:p text:style-name="P13">script-auto-drive - script-auto-drive &lt;yourname-donkeycar.local&gt;</text:p>
      <text:p text:style-name="P19">Runs ssh to your Donkey Car and runs the drive command with model, myPilot. </text:p>
      <text:p text:style-name="P14"/>
      <text:p text:style-name="P14"/>
      <text:p text:style-name="P14"/>
      <text:p text:style-name="P14"/>
      <text:p text:style-name="P16"><text:span text:style-name="T6">VERSION HISTORY</text:span></text:p>
      <text:p text:style-name="P14"><text:soft-page-break/>0.1c<text:tab/>Adds updated script-zipdd with WiFi and hostname setup. (/home/lubuntu/bin)</text:p>
      <text:p text:style-name="P14"><text:tab/>Trimmed wpa_supplicant.conf file (/home/lubuntu/Downloads)</text:p>
      <text:p text:style-name="P14"><text:tab/>Added HowToDonkey.txt file to desktop. (/home/lubuntu/Desktop)</text:p>
      <text:p text:style-name="P14"><text:tab/>Added “Drive your car” setup page to default Firefox home pages.</text:p>
      <text:p text:style-name="P14"><text:tab/></text:p>
      <text:p text:style-name="P14"/>
      <text:p text:style-name="P14">0.1d<text:tab/>Change to Lubuntu 17.04 base for working persistent storage boot options.</text:p>
      <text:p text:style-name="P13">Add disabling wifi sleep in wlan0.conf</text:p>
      <text:p text:style-name="P13">Fixed missing wlan0.conf file in Downloads directory</text:p>
      <text:p text:style-name="P13">Update HowToDonkeyCar.txt changed to HowToDonkeyCar.pdf</text:p>
      <text:p text:style-name="P13">-Added document listing of scripts</text:p>
      <text:p text:style-name="P13">Added script-drive to the list of usable scripts</text:p>
      <text:p text:style-name="P13">Added local and remote versions of createcar script</text:p>
      <text:p text:style-name="P13">Added script-auto-drive to start driving using generated myPilot</text:p>
      <text:p text:style-name="P13"/>
      <text:p text:style-name="P14">0.1e<text:tab/>Change to default wpa_supplicant.conf to contain default networks</text:p>
      <text:p text:style-name="P17">Added script-rpi-donkeyUpdate to get the rPi to the latest version of donkey software.</text:p>
      <text:p text:style-name="P17">Added script-setup-bluetooth placeholder script for update to the joystick bluetooth</text:p>
      <text:p text:style-name="P17">Updated this HowToDonkeyCar.pdf to include the new script and what might be </text:p>
      <text:p text:style-name="P17"><text:tab/>customized in the ~/d2/config.py file.</text:p>
      <text:p text:style-name="P17">Fixed script-train due to changes in how the passed arguments worked.</text:p>
      <text:p text:style-name="P20"><text:soft-page-break/></text:p>
      <text:p text:style-name="P14">0.1e1<text:tab/>Added script-setup-bluetooth script for update to the joystick bluetooth</text:p>
      <text:p text:style-name="P14"><text:tab/>Updated this HowToDonkeyCar.pdf to include reference to the bluetooth setup script </text:p>
      <text:p text:style-name="P14"/>
      <text:p text:style-name="P14">0.1f<text:tab/>Added script-bluetoothPS3-setup and script-bluetoothPS3-final scripts for updates to use</text:p>
      <text:p text:style-name="P17">the PS3 SixAxis bluetooth controller.</text:p>
      <text:p text:style-name="P17">Added Broadcom WiFi drivers.</text:p>
      <text:p text:style-name="P17">Changed wpa_supplicant network priorities(10,20,30).</text:p>
      <text:p text:style-name="P17">Fixed script-zipdd to use the WiFi already connected to and use optional USB devices</text:p>
      <text:p text:style-name="P17">for uSD image copying..</text:p>
      <text:p text:style-name="P14"><text:tab/>Updated this HowToDonkeyCar.pdf to include reference to the bluetooth scripts and</text:p>
      <text:p text:style-name="P17">above noted chan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0.4374in" fo:margin-right="0.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6" meta:paragraph-count="86" meta:word-count="922" meta:character-count="6647" meta:non-whitespace-character-count="5798"/>
    <meta:generator>LibreOfficeDev/5.1.0.3$Linux_X86_64 LibreOffice_project/</meta:generator>
  </office:meta>
</office:document-meta>
</file>